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 table:style-name="Default"/>
          <table:table-cell table:style-name="ce2" table:number-columns-repeated="3"/>
          <table:table-cell table:style-name="ce3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</table:table-row>
        <table:table-row table:style-name="ro2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ICON 2009-201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 but we do not have it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http://nlp.perseus.tufts.edu/syntax/treebank/greek.html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office:value-type="string">
            <text:p>ICON 2009-201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http://nlp.perseus.tufts.edu/syntax/treebank/latin.html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t</text:p>
          </table:table-cell>
          <table:table-cell office:value-type="string">
            <text:p>Portugese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table:style-name="ce4" office:value-type="string">
            <text:p>Syntagrus?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TamilTB</text:p>
          </table:table-cell>
          <table:table-cell/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ICON 2009-2010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 but we do not have it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27.06.2011</text:date>, <text:time>21:0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7T21:07:30.93</dc:date>
    <dc:creator>Daniel Zeman</dc:creator>
    <meta:editing-duration>PT46M53S</meta:editing-duration>
    <meta:editing-cycles>6</meta:editing-cycles>
    <meta:generator>OpenOffice.org/3.3$Win32 OpenOffice.org_project/330m20$Build-9567</meta:generator>
    <meta:document-statistic meta:table-count="3" meta:cell-count="156" meta:object-count="0"/>
  </office:meta>
</office:document-meta>
</file>